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  <style:map style:condition="cell-content()=#NAME?[.$A2]" style:apply-style-name="Untitled1" style:base-cell-address="Mortgage.A2"/>
      <style:map style:condition="cell-content()='relu'" style:apply-style-name="Untitled2" style:base-cell-address="Mortgage.A2"/>
    </style:style>
    <style:style style:name="ce11" style:family="table-cell" style:parent-style-name="Default" style:data-style-name="N114"/>
    <style:style style:name="ce12" style:family="table-cell" style:parent-style-name="Default" style:data-style-name="N114"/>
    <style:style style:name="ce6" style:family="table-cell" style:parent-style-name="Default"/>
    <style:style style:name="ce14" style:family="table-cell" style:parent-style-name="Default"/>
    <style:style style:name="ce47" style:family="table-cell" style:parent-style-name="Default">
      <style:table-cell-properties fo:background-color="#fff200"/>
    </style:style>
    <style:style style:name="ce48" style:family="table-cell" style:parent-style-name="Default">
      <style:table-cell-properties fo:background-color="#bcaed5"/>
    </style:style>
    <style:style style:name="ce15" style:family="table-cell" style:parent-style-name="Default">
      <style:table-cell-properties fo:background-color="transparent"/>
    </style:style>
    <style:style style:name="ce25" style:family="table-cell" style:parent-style-name="Default"/>
    <style:style style:name="ce27" style:family="table-cell" style:parent-style-name="Default"/>
    <style:style style:name="ce18" style:family="table-cell" style:parent-style-name="Default"/>
    <style:style style:name="ce31" style:family="table-cell" style:parent-style-name="Default">
      <style:table-cell-properties fo:background-color="#bcaed5"/>
      <style:map style:condition="cell-content()=#NAME?[.$A2]" style:apply-style-name="Untitled1" style:base-cell-address="Iris.A2"/>
      <style:map style:condition="cell-content()='relu'" style:apply-style-name="Untitled2" style:base-cell-address="Iris.A2"/>
    </style:style>
    <style:style style:name="ce36" style:family="table-cell" style:parent-style-name="Default">
      <style:table-cell-properties fo:background-color="#fff200"/>
    </style:style>
    <style:style style:name="ce41" style:family="table-cell" style:parent-style-name="Default" style:data-style-name="N114"/>
    <style:style style:name="ce59" style:family="table-cell" style:parent-style-name="Default" style:data-style-name="N114"/>
    <style:style style:name="ce43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17" style:family="table-cell" style:parent-style-name="Default"/>
    <style:style style:name="ce53" style:family="table-cell" style:parent-style-name="Default">
      <style:table-cell-properties fo:background-color="#bcaed5"/>
      <style:map style:condition="cell-content()=#NAME?[.$A2]" style:apply-style-name="Untitled1" style:base-cell-address="Ionosphere.A2"/>
      <style:map style:condition="cell-content()='relu'" style:apply-style-name="Untitled2" style:base-cell-address="Ionosphere.A2"/>
    </style:style>
    <style:style style:name="ce54" style:family="table-cell" style:parent-style-name="Default">
      <style:table-cell-properties fo:background-color="#bcaed5"/>
    </style:style>
    <style:style style:name="ce55" style:family="table-cell" style:parent-style-name="Default" style:data-style-name="N114"/>
    <style:style style:name="ce57" style:family="table-cell" style:parent-style-name="Default"/>
    <style:style style:name="ce60" style:family="table-cell" style:parent-style-name="Default" style:data-style-name="N114">
      <style:map style:condition="cell-content()=#NAME?[.$A2]" style:apply-style-name="Untitled1" style:base-cell-address="Ionosphere.A2"/>
      <style:map style:condition="cell-content()='relu'" style:apply-style-name="Untitled2" style:base-cell-address="Ionosphere.A2"/>
    </style:style>
    <style:style style:name="ce61" style:family="table-cell" style:parent-style-name="Default" style:data-style-name="N114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56" style:family="table-cell" style:parent-style-name="Default">
      <style:table-cell-properties fo:background-color="#fff200"/>
      <style:map style:condition="cell-content()=#NAME?[.$A2]" style:apply-style-name="Untitled1" style:base-cell-address="Glass.A2"/>
      <style:map style:condition="cell-content()='relu'" style:apply-style-name="Untitled2" style:base-cell-address="Glass.A2"/>
    </style:style>
    <style:style style:name="ce70" style:family="table-cell" style:parent-style-name="Default">
      <style:table-cell-properties fo:background-color="#bcaed5"/>
      <style:map style:condition="cell-content()=#NAME?[.$A2]" style:apply-style-name="Untitled1" style:base-cell-address="Glass.A2"/>
      <style:map style:condition="cell-content()='relu'" style:apply-style-name="Untitled2" style:base-cell-address="Glass.A2"/>
    </style:style>
    <style:style style:name="ce71" style:family="table-cell" style:parent-style-name="Default">
      <style:table-cell-properties fo:background-color="#bcaed5"/>
      <style:map style:condition="cell-content()=#NAME?[.$A2]" style:apply-style-name="Untitled1" style:base-cell-address="Glass.A2"/>
      <style:map style:condition="cell-content()='relu'" style:apply-style-name="Untitled2" style:base-cell-address="Glass.A2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 style:data-style-name="N114"/>
    <style:style style:name="ce74" style:family="table-cell" style:parent-style-name="Default" style:data-style-name="N114"/>
    <style:style style:name="ce75" style:family="table-cell" style:parent-style-name="Default" style:data-style-name="N114"/>
    <style:style style:name="ce76" style:family="table-cell" style:parent-style-name="Default" style:data-style-name="N114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>
      <style:table-cell-properties fo:background-color="#fff200"/>
      <style:map style:condition="cell-content()=#NAME?[.$A2]" style:apply-style-name="Untitled1" style:base-cell-address="Diabetes.A2"/>
      <style:map style:condition="cell-content()='relu'" style:apply-style-name="Untitled2" style:base-cell-address="Diabetes.A2"/>
    </style:style>
    <style:style style:name="ce83" style:family="table-cell" style:parent-style-name="Default">
      <style:table-cell-properties fo:background-color="#fff200"/>
      <style:map style:condition="cell-content()=#NAME?[.$A2]" style:apply-style-name="Untitled1" style:base-cell-address="Diabetes.A2"/>
      <style:map style:condition="cell-content()='relu'" style:apply-style-name="Untitled2" style:base-cell-address="Diabetes.A2"/>
    </style:style>
    <style:style style:name="ce84" style:family="table-cell" style:parent-style-name="Default">
      <style:table-cell-properties fo:background-color="#fff200"/>
      <style:map style:condition="cell-content()=#NAME?[.$A2]" style:apply-style-name="Untitled1" style:base-cell-address="Diabetes.A2"/>
      <style:map style:condition="cell-content()='relu'" style:apply-style-name="Untitled2" style:base-cell-address="Diabetes.A2"/>
    </style:style>
    <style:style style:name="ce85" style:family="table-cell" style:parent-style-name="Default" style:data-style-name="N114">
      <style:map style:condition="cell-content()=#NAME?[.$A2]" style:apply-style-name="Untitled1" style:base-cell-address="Diabetes.A2"/>
      <style:map style:condition="cell-content()='relu'" style:apply-style-name="Untitled2" style:base-cell-address="Diabetes.A2"/>
    </style:style>
    <style:style style:name="ce86" style:family="table-cell" style:parent-style-name="Default" style:data-style-name="N114"/>
    <style:style style:name="ce87" style:family="table-cell" style:parent-style-name="Default" style:data-style-name="N114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</office:automatic-styles>
  <office:body>
    <office:spreadsheet>
      <table:table table:name="Mortgage" table:style-name="ta1" table:print="false">
        <table:table-column table:style-name="co1" table:number-columns-repeated="5" table:default-cell-style-name="Default"/>
        <table:table-column table:style-name="co1" table:default-cell-style-name="ce27"/>
        <table:table-column table:style-name="co1" table:default-cell-style-name="ce18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hidden_layer_sizes</text:p>
          </table:table-cell>
          <table:table-cell office:value-type="string" calcext:value-type="string">
            <text:p>max_iter</text:p>
          </table:table-cell>
          <table:table-cell office:value-type="string" calcext:value-type="string">
            <text:p>solver</text:p>
          </table:table-cell>
          <table:table-cell table:style-name="Default" office:value-type="string" calcext:value-type="string">
            <text:p>test_cpu_meter_result</text:p>
          </table:table-cell>
          <table:table-cell table:style-name="Default" office:value-type="string" calcext:value-type="string">
            <text:p>test_accuracy_result</text:p>
          </table:table-cell>
        </table:table-row>
        <table:table-row table:style-name="ro1">
          <table:table-cell table:style-name="ce7" office:value-type="string" calcext:value-type="string">
            <text:p>relu</text:p>
          </table:table-cell>
          <table:table-cell table:style-name="ce11" office:value-type="float" office:value="0.0001" calcext:value-type="float">
            <text:p>0.0001</text:p>
          </table:table-cell>
          <table:table-cell table:style-name="ce6" office:value-type="float" office:value="50" calcext:value-type="float">
            <text:p>50</text:p>
          </table:table-cell>
          <table:table-cell table:style-name="ce14" office:value-type="float" office:value="400" calcext:value-type="float">
            <text:p>400</text:p>
          </table:table-cell>
          <table:table-cell table:style-name="ce47" office:value-type="string" calcext:value-type="string">
            <text:p>sgd</text:p>
          </table:table-cell>
          <table:table-cell table:style-name="ce25" office:value-type="float" office:value="4663574028.5" calcext:value-type="float">
            <text:p>4663574028.5</text:p>
          </table:table-cell>
          <table:table-cell office:value-type="float" office:value="0.649927831472786" calcext:value-type="float">
            <text:p>0.65</text:p>
          </table:table-cell>
        </table:table-row>
        <table:table-row table:style-name="ro1">
          <table:table-cell table:style-name="ce7" office:value-type="string" calcext:value-type="string">
            <text:p>relu</text:p>
          </table:table-cell>
          <table:table-cell table:style-name="ce11" office:value-type="float" office:value="0.0001" calcext:value-type="float">
            <text:p>0.0001</text:p>
          </table:table-cell>
          <table:table-cell table:style-name="ce6" office:value-type="float" office:value="50" calcext:value-type="float">
            <text:p>50</text:p>
          </table:table-cell>
          <table:table-cell table:style-name="ce14" office:value-type="float" office:value="200" calcext:value-type="float">
            <text:p>200</text:p>
          </table:table-cell>
          <table:table-cell table:style-name="ce48" office:value-type="string" calcext:value-type="string">
            <text:p>adam</text:p>
          </table:table-cell>
          <table:table-cell table:style-name="ce25" office:value-type="float" office:value="6254867563" calcext:value-type="float">
            <text:p>6254867563</text:p>
          </table:table-cell>
          <table:table-cell office:value-type="float" office:value="0.667312224800395" calcext:value-type="float">
            <text:p>0.67</text:p>
          </table:table-cell>
        </table:table-row>
        <table:table-row table:style-name="ro1" table:number-rows-repeated="4">
          <table:table-cell/>
          <table:table-cell table:style-name="ce11"/>
          <table:table-cell table:style-name="ce6"/>
          <table:table-cell table:style-name="ce14"/>
          <table:table-cell table:style-name="ce15"/>
          <table:table-cell table:number-columns-repeated="2"/>
        </table:table-row>
        <table:table-row table:style-name="ro1">
          <table:table-cell/>
          <table:table-cell table:style-name="ce12"/>
          <table:table-cell table:style-name="ce6"/>
          <table:table-cell table:style-name="ce14"/>
          <table:table-cell table:style-name="ce15"/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 table:number-rows-repeated="7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calcext:conditional-formats>
          <calcext:conditional-format calcext:target-range-address="Mortgage.G2:Mortgage.G1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C2:Mortgage.C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D2:Mortgage.D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B2:Mortgage.B7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A2:Mortgage.A3">
            <calcext:condition calcext:apply-style-name="Untitled1" calcext:value="=#NAME?[.$A2]" calcext:base-cell-address="Mortgage.A2"/>
            <calcext:condition calcext:apply-style-name="Untitled2" calcext:value="='relu'" calcext:base-cell-address="Mortgage.A2"/>
          </calcext:conditional-format>
          <calcext:conditional-format calcext:target-range-address="Mortgage.B8:Mortgage.B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F3:Mortgage.F2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F2:Mortgage.F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ris" table:style-name="ta1" table:print="false">
        <table:table-column table:style-name="co1" table:number-columns-repeated="5" table:default-cell-style-name="Default"/>
        <table:table-column table:style-name="co1" table:default-cell-style-name="ce46"/>
        <table:table-column table:style-name="co1" table:default-cell-style-name="ce17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hidden_layer_sizes</text:p>
          </table:table-cell>
          <table:table-cell office:value-type="string" calcext:value-type="string">
            <text:p>max_iter</text:p>
          </table:table-cell>
          <table:table-cell table:style-name="ce15" office:value-type="string" calcext:value-type="string">
            <text:p>solver</text:p>
          </table:table-cell>
          <table:table-cell table:style-name="Default" office:value-type="string" calcext:value-type="string">
            <text:p>test_cpu_meter_result</text:p>
          </table:table-cell>
          <table:table-cell table:style-name="Default" office:value-type="string" calcext:value-type="string">
            <text:p>test_accuracy_result</text:p>
          </table:table-cell>
        </table:table-row>
        <table:table-row table:style-name="ro1">
          <table:table-cell table:style-name="ce31" office:value-type="string" calcext:value-type="string">
            <text:p>logistic</text:p>
          </table:table-cell>
          <table:table-cell table:style-name="ce41" office:value-type="float" office:value="0.001" calcext:value-type="float">
            <text:p>0.001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100" calcext:value-type="float">
            <text:p>1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7386944" calcext:value-type="float">
            <text:p>7386944</text:p>
          </table:table-cell>
          <table:table-cell office:value-type="float" office:value="0.342105263157895" calcext:value-type="float">
            <text:p>0.34</text:p>
          </table:table-cell>
        </table:table-row>
        <table:table-row table:style-name="ro1">
          <table:table-cell table:style-name="ce31" office:value-type="string" calcext:value-type="string">
            <text:p>logistic</text:p>
          </table:table-cell>
          <table:table-cell table:style-name="ce41" office:value-type="float" office:value="0.002" calcext:value-type="float">
            <text:p>0.002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00" calcext:value-type="float">
            <text:p>200</text:p>
          </table:table-cell>
          <table:table-cell table:style-name="ce47" office:value-type="string" calcext:value-type="string">
            <text:p>sgd</text:p>
          </table:table-cell>
          <table:table-cell office:value-type="float" office:value="7437481" calcext:value-type="float">
            <text:p>7437481</text:p>
          </table:table-cell>
          <table:table-cell office:value-type="float" office:value="0.447368421052632" calcext:value-type="float">
            <text:p>0.45</text:p>
          </table:table-cell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41" office:value-type="float" office:value="0.002" calcext:value-type="float">
            <text:p>0.002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800" calcext:value-type="float">
            <text:p>8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7438488.5" calcext:value-type="float">
            <text:p>7438488.5</text:p>
          </table:table-cell>
          <table:table-cell office:value-type="float" office:value="0.605263157894737" calcext:value-type="float">
            <text:p>0.61</text:p>
          </table:table-cell>
        </table:table-row>
        <table:table-row table:style-name="ro1">
          <table:table-cell table:style-name="ce36" office:value-type="string" calcext:value-type="string">
            <text:p>tanh</text:p>
          </table:table-cell>
          <table:table-cell table:style-name="ce41" office:value-type="float" office:value="0.002" calcext:value-type="float">
            <text:p>0.002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100" calcext:value-type="float">
            <text:p>1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7444438.5" calcext:value-type="float">
            <text:p>7444438.5</text:p>
          </table:table-cell>
          <table:table-cell office:value-type="float" office:value="0.763157894736842" calcext:value-type="float">
            <text:p>0.76</text:p>
          </table:table-cell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41" office:value-type="float" office:value="0.0002" calcext:value-type="float">
            <text:p>0.0002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00" calcext:value-type="float">
            <text:p>400</text:p>
          </table:table-cell>
          <table:table-cell table:style-name="ce15" office:value-type="string" calcext:value-type="string">
            <text:p>lbfgs</text:p>
          </table:table-cell>
          <table:table-cell office:value-type="float" office:value="7462658" calcext:value-type="float">
            <text:p>7462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3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59"/>
          <table:table-cell table:style-name="ce43"/>
          <table:table-cell/>
          <table:table-cell table:style-name="ce15"/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 table:number-rows-repeated="7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calcext:conditional-formats>
          <calcext:conditional-format calcext:target-range-address="Iris.G2:Iris.G1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ris.C2:Iris.C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ris.D2:Iris.D6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ris.B2:Iris.B6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ris.A2:Iris.A3">
            <calcext:condition calcext:apply-style-name="Untitled1" calcext:value="=#NAME?[.$A2]" calcext:base-cell-address="Iris.A2"/>
            <calcext:condition calcext:apply-style-name="Untitled2" calcext:value="='relu'" calcext:base-cell-address="Iris.A2"/>
          </calcext:conditional-format>
          <calcext:conditional-format calcext:target-range-address="Iris.B8:Iris.B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ris.F2:Iris.F2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onosphere" table:style-name="ta1" table:print="false">
        <table:table-column table:style-name="co1" table:number-columns-repeated="3" table:default-cell-style-name="Default"/>
        <table:table-column table:style-name="co1" table:default-cell-style-name="ce65"/>
        <table:table-column table:style-name="co1" table:default-cell-style-name="Default"/>
        <table:table-column table:style-name="co1" table:default-cell-style-name="ce67"/>
        <table:table-column table:style-name="co1" table:default-cell-style-name="ce68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hidden_layer_sizes</text:p>
          </table:table-cell>
          <table:table-cell table:style-name="Default" office:value-type="string" calcext:value-type="string">
            <text:p>max_iter</text:p>
          </table:table-cell>
          <table:table-cell table:style-name="ce15" office:value-type="string" calcext:value-type="string">
            <text:p>solver</text:p>
          </table:table-cell>
          <table:table-cell table:style-name="Default" office:value-type="string" calcext:value-type="string">
            <text:p>test_cpu_meter_result</text:p>
          </table:table-cell>
          <table:table-cell table:style-name="Default" office:value-type="string" calcext:value-type="string">
            <text:p>test_accuracy_result</text:p>
          </table:table-cell>
        </table:table-row>
        <table:table-row table:style-name="ro1">
          <table:table-cell table:style-name="ce53" office:value-type="string" calcext:value-type="string">
            <text:p>logistic</text:p>
          </table:table-cell>
          <table:table-cell table:style-name="ce55" office:value-type="float" office:value="0.0002" calcext:value-type="float">
            <text:p>0.0002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6679091" calcext:value-type="float">
            <text:p>6679091</text:p>
          </table:table-cell>
          <table:table-cell office:value-type="float" office:value="0.784090909090909" calcext:value-type="float">
            <text:p>0.78</text:p>
          </table:table-cell>
        </table:table-row>
        <table:table-row table:style-name="ro1">
          <table:table-cell table:style-name="ce53" office:value-type="string" calcext:value-type="string">
            <text:p>logistic</text:p>
          </table:table-cell>
          <table:table-cell table:style-name="ce55" office:value-type="float" office:value="0.0005" calcext:value-type="float">
            <text:p>0.0005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6681104.5" calcext:value-type="float">
            <text:p>6681104.5</text:p>
          </table:table-cell>
          <table:table-cell office:value-type="float" office:value="0.840909090909091" calcext:value-type="float">
            <text:p>0.84</text:p>
          </table:table-cell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7" office:value-type="float" office:value="0.0002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bfgs</text:p>
          </table:table-cell>
          <table:table-cell office:value-type="float" office:value="6686781" calcext:value-type="float">
            <text:p>6686781</text:p>
          </table:table-cell>
          <table:table-cell office:value-type="float" office:value="0.875" calcext:value-type="float">
            <text:p>0.88</text:p>
          </table:table-cell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5" office:value-type="float" office:value="0.001" calcext:value-type="float">
            <text:p>0.0010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lbfgs</text:p>
          </table:table-cell>
          <table:table-cell office:value-type="float" office:value="6689711" calcext:value-type="float">
            <text:p>6689711</text:p>
          </table:table-cell>
          <table:table-cell office:value-type="float" office:value="0.897727272727273" calcext:value-type="float">
            <text:p>0.9</text:p>
          </table:table-cell>
        </table:table-row>
        <table:table-row table:style-name="ro1">
          <table:table-cell table:style-name="ce54" office:value-type="string" calcext:value-type="string">
            <text:p>logistic</text:p>
          </table:table-cell>
          <table:table-cell table:style-name="ce55" office:value-type="float" office:value="0.002" calcext:value-type="float">
            <text:p>0.0020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lbfgs</text:p>
          </table:table-cell>
          <table:table-cell office:value-type="float" office:value="6901746" calcext:value-type="float">
            <text:p>6901746</text:p>
          </table:table-cell>
          <table:table-cell office:value-type="float" office:value="0.909090909090909" calcext:value-type="float">
            <text:p>0.91</text:p>
          </table:table-cell>
        </table:table-row>
        <table:table-row table:style-name="ro1">
          <table:table-cell table:style-name="ce15" office:value-type="string" calcext:value-type="string">
            <text:p>relu</text:p>
          </table:table-cell>
          <table:table-cell table:style-name="ce60" office:value-type="float" office:value="0.002" calcext:value-type="float">
            <text:p>0.0020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lbfgs</text:p>
          </table:table-cell>
          <table:table-cell office:value-type="float" office:value="9196052" calcext:value-type="float">
            <text:p>9196052</text:p>
          </table:table-cell>
          <table:table-cell office:value-type="float" office:value="0.920454545454545" calcext:value-type="float">
            <text:p>0.92</text:p>
          </table:table-cell>
        </table:table-row>
        <table:table-row table:style-name="ro1">
          <table:table-cell table:style-name="ce15" office:value-type="string" calcext:value-type="string">
            <text:p>relu</text:p>
          </table:table-cell>
          <table:table-cell table:style-name="ce61" office:value-type="float" office:value="0.0002" calcext:value-type="float">
            <text:p>0.0002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lbfgs</text:p>
          </table:table-cell>
          <table:table-cell office:value-type="float" office:value="9394934.5" calcext:value-type="float">
            <text:p>9394934.5</text:p>
          </table:table-cell>
          <table:table-cell office:value-type="float" office:value="0.931818181818182" calcext:value-type="float">
            <text:p>0.93</text:p>
          </table:table-cell>
        </table:table-row>
        <table:table-row table:style-name="ro1">
          <table:table-cell table:style-name="ce47" office:value-type="string" calcext:value-type="string">
            <text:p>tanh</text:p>
          </table:table-cell>
          <table:table-cell office:value-type="float" office:value="0.0002" calcext:value-type="float">
            <text:p>0</text:p>
          </table:table-cell>
          <table:table-cell table:style-name="ce64" office:value-type="float" office:value="100" calcext:value-type="float">
            <text:p>100</text:p>
          </table:table-cell>
          <table:table-cell table:style-name="ce66" office:value-type="float" office:value="400" calcext:value-type="float">
            <text:p>400</text:p>
          </table:table-cell>
          <table:table-cell table:style-name="ce15" office:value-type="string" calcext:value-type="string">
            <text:p>lbfgs</text:p>
          </table:table-cell>
          <table:table-cell office:value-type="float" office:value="41594711.5" calcext:value-type="float">
            <text:p>41594711.5</text:p>
          </table:table-cell>
          <table:table-cell office:value-type="float" office:value="0.943181818181818" calcext:value-type="float">
            <text:p>0.94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calcext:conditional-formats>
          <calcext:conditional-format calcext:target-range-address="Ionosphere.G2:Ionosphere.G1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C2:Ionosphere.C9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D2:Ionosphere.D1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B2:Ionosphere.B6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A2:Ionosphere.A3">
            <calcext:condition calcext:apply-style-name="Untitled1" calcext:value="=#NAME?[.$A2]" calcext:base-cell-address="Ionosphere.A2"/>
            <calcext:condition calcext:apply-style-name="Untitled2" calcext:value="='relu'" calcext:base-cell-address="Ionosphere.A2"/>
          </calcext:conditional-format>
          <calcext:conditional-format calcext:target-range-address="Ionosphere.B8:Ionosphere.B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F2:Ionosphere.F2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Glass" table:style-name="ta1" table:print="false">
        <table:table-column table:style-name="co1" table:number-columns-repeated="2" table:default-cell-style-name="Default"/>
        <table:table-column table:style-name="co1" table:default-cell-style-name="ce77"/>
        <table:table-column table:style-name="co1" table:default-cell-style-name="ce78"/>
        <table:table-column table:style-name="co1" table:default-cell-style-name="Default"/>
        <table:table-column table:style-name="co1" table:default-cell-style-name="ce80"/>
        <table:table-column table:style-name="co1" table:default-cell-style-name="ce81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table:style-name="Default" office:value-type="string" calcext:value-type="string">
            <text:p>hidden_layer_sizes</text:p>
          </table:table-cell>
          <table:table-cell table:style-name="Default" office:value-type="string" calcext:value-type="string">
            <text:p>max_iter</text:p>
          </table:table-cell>
          <table:table-cell table:style-name="ce15" office:value-type="string" calcext:value-type="string">
            <text:p>solver</text:p>
          </table:table-cell>
          <table:table-cell table:style-name="Default" office:value-type="string" calcext:value-type="string">
            <text:p>test_cpu_meter_result</text:p>
          </table:table-cell>
          <table:table-cell table:style-name="Default" office:value-type="string" calcext:value-type="string">
            <text:p>test_accuracy_result</text:p>
          </table:table-cell>
        </table:table-row>
        <table:table-row table:style-name="ro1">
          <table:table-cell table:style-name="ce56" office:value-type="string" calcext:value-type="string">
            <text:p>tanh</text:p>
          </table:table-cell>
          <table:table-cell table:style-name="ce73" office:value-type="float" office:value="0.0002" calcext:value-type="float">
            <text:p>0.000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lbfgs</text:p>
          </table:table-cell>
          <table:table-cell office:value-type="float" office:value="7776348" calcext:value-type="float">
            <text:p>7776348</text:p>
          </table:table-cell>
          <table:table-cell office:value-type="float" office:value="0.240740740740741" calcext:value-type="float">
            <text:p>0.24</text:p>
          </table:table-cell>
        </table:table-row>
        <table:table-row table:style-name="ro1">
          <table:table-cell table:style-name="ce70" office:value-type="string" calcext:value-type="string">
            <text:p>logistic</text:p>
          </table:table-cell>
          <table:table-cell table:style-name="ce73" office:value-type="float" office:value="0.0002" calcext:value-type="float">
            <text:p>0.000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7989848" calcext:value-type="float">
            <text:p>7989848</text:p>
          </table:table-cell>
          <table:table-cell office:value-type="float" office:value="0.277777777777778" calcext:value-type="float">
            <text:p>0.28</text:p>
          </table:table-cell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73" office:value-type="float" office:value="0.002" calcext:value-type="float">
            <text:p>0.00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8045327.5" calcext:value-type="float">
            <text:p>8045327.5</text:p>
          </table:table-cell>
          <table:table-cell office:value-type="float" office:value="0.407407407407407" calcext:value-type="float">
            <text:p>0.41</text:p>
          </table:table-cell>
        </table:table-row>
        <table:table-row table:style-name="ro1">
          <table:table-cell table:style-name="ce71" office:value-type="string" calcext:value-type="string">
            <text:p>logistic</text:p>
          </table:table-cell>
          <table:table-cell table:style-name="ce73" office:value-type="float" office:value="0.001" calcext:value-type="float">
            <text:p>0.001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8265176" calcext:value-type="float">
            <text:p>8265176</text:p>
          </table:table-cell>
          <table:table-cell office:value-type="float" office:value="0.425925925925926" calcext:value-type="float">
            <text:p>0.43</text:p>
          </table:table-cell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73" office:value-type="float" office:value="0.001" calcext:value-type="float">
            <text:p>0.00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8267282" calcext:value-type="float">
            <text:p>8267282</text:p>
          </table:table-cell>
          <table:table-cell office:value-type="float" office:value="0.444444444444444" calcext:value-type="float">
            <text:p>0.44</text:p>
          </table:table-cell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74"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bfgs</text:p>
          </table:table-cell>
          <table:table-cell office:value-type="float" office:value="8283274" calcext:value-type="float">
            <text:p>8283274</text:p>
          </table:table-cell>
          <table:table-cell office:value-type="float" office:value="0.592592592592593" calcext:value-type="float">
            <text:p>0.59</text:p>
          </table:table-cell>
        </table:table-row>
        <table:table-row table:style-name="ro1">
          <table:table-cell table:style-name="ce47" office:value-type="string" calcext:value-type="string">
            <text:p>tanh</text:p>
          </table:table-cell>
          <table:table-cell table:style-name="ce75"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lbfgs</text:p>
          </table:table-cell>
          <table:table-cell office:value-type="float" office:value="9049048.5" calcext:value-type="float">
            <text:p>9049048.5</text:p>
          </table:table-cell>
          <table:table-cell office:value-type="float" office:value="0.62962962962963" calcext:value-type="float">
            <text:p>0.63</text:p>
          </table:table-cell>
        </table:table-row>
        <table:table-row table:style-name="ro1">
          <table:table-cell table:style-name="ce47" office:value-type="string" calcext:value-type="string">
            <text:p>tanh</text:p>
          </table:table-cell>
          <table:table-cell table:style-name="ce74" office:value-type="float" office:value="0.001" calcext:value-type="float">
            <text:p>0.001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bfgs</text:p>
          </table:table-cell>
          <table:table-cell office:value-type="float" office:value="9218329.5" calcext:value-type="float">
            <text:p>9218329.5</text:p>
          </table:table-cell>
          <table:table-cell office:value-type="float" office:value="0.666666666666667" calcext:value-type="float">
            <text:p>0.6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ce74" office:value-type="float" office:value="0.001" calcext:value-type="float">
            <text:p>0.001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bfgs</text:p>
          </table:table-cell>
          <table:table-cell office:value-type="float" office:value="10570652.5" calcext:value-type="float">
            <text:p>10570652.5</text:p>
          </table:table-cell>
          <table:table-cell office:value-type="float" office:value="0.685185185185185" calcext:value-type="float">
            <text:p>0.6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ce74" office:value-type="float" office:value="0.002" calcext:value-type="float">
            <text:p>0.002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bfgs</text:p>
          </table:table-cell>
          <table:table-cell office:value-type="float" office:value="19482098" calcext:value-type="float">
            <text:p>19482098</text:p>
          </table:table-cell>
          <table:table-cell office:value-type="float" office:value="0.703703703703704" calcext:value-type="float">
            <text:p>0.7</text:p>
          </table:table-cell>
        </table:table-row>
        <table:table-row table:style-name="ro1">
          <table:table-cell table:style-name="ce15" office:value-type="string" calcext:value-type="string">
            <text:p>relu</text:p>
          </table:table-cell>
          <table:table-cell table:style-name="ce76"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800" calcext:value-type="float">
            <text:p>8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27227134" calcext:value-type="float">
            <text:p>27227134</text:p>
          </table:table-cell>
          <table:table-cell office:value-type="float" office:value="0.722222222222222" calcext:value-type="float">
            <text:p>0.72</text:p>
          </table:table-cell>
        </table:table-row>
        <table:table-row table:style-name="ro1">
          <table:table-cell table:style-name="ce72" office:value-type="string" calcext:value-type="string">
            <text:p>relu</text:p>
          </table:table-cell>
          <table:table-cell table:style-name="ce76" office:value-type="float" office:value="0.001" calcext:value-type="float">
            <text:p>0.0010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800" calcext:value-type="float">
            <text:p>8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27330801.5" calcext:value-type="float">
            <text:p>27330801.5</text:p>
          </table:table-cell>
          <table:table-cell office:value-type="float" office:value="0.740740740740741" calcext:value-type="float">
            <text:p>0.74</text:p>
          </table:table-cell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74" office:value-type="float" office:value="0.0001" calcext:value-type="float">
            <text:p>0.000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bfgs</text:p>
          </table:table-cell>
          <table:table-cell office:value-type="float" office:value="84912929.5" calcext:value-type="float">
            <text:p>84912929.5</text:p>
          </table:table-cell>
          <table:table-cell office:value-type="float" office:value="0.777777777777778" calcext:value-type="float">
            <text:p>0.78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calcext:conditional-formats>
          <calcext:conditional-format calcext:target-range-address="Glass.G2:Glass.G1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C2:Glass.C1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D2:Glass.D1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B2:Glass.B6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A2:Glass.A3">
            <calcext:condition calcext:apply-style-name="Untitled1" calcext:value="=#NAME?[.$A2]" calcext:base-cell-address="Glass.A2"/>
            <calcext:condition calcext:apply-style-name="Untitled2" calcext:value="='relu'" calcext:base-cell-address="Glass.A2"/>
          </calcext:conditional-format>
          <calcext:conditional-format calcext:target-range-address="Glass.B8:Glass.B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F2:Glass.F2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iabetes" table:style-name="ta1" table:print="false">
        <table:table-column table:style-name="co1" table:number-columns-repeated="6" table:default-cell-style-name="Default"/>
        <table:table-column table:style-name="co1" table:default-cell-style-name="ce91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hidden_layer_sizes</text:p>
          </table:table-cell>
          <table:table-cell office:value-type="string" calcext:value-type="string">
            <text:p>max_iter</text:p>
          </table:table-cell>
          <table:table-cell table:style-name="ce15" office:value-type="string" calcext:value-type="string">
            <text:p>solver</text:p>
          </table:table-cell>
          <table:table-cell office:value-type="string" calcext:value-type="string">
            <text:p>test_cpu_meter_result</text:p>
          </table:table-cell>
          <table:table-cell table:style-name="Default" office:value-type="string" calcext:value-type="string">
            <text:p>test_accuracy_result</text:p>
          </table:table-cell>
        </table:table-row>
        <table:table-row table:style-name="ro1">
          <table:table-cell table:style-name="ce47" office:value-type="string" calcext:value-type="string">
            <text:p>tanh</text:p>
          </table:table-cell>
          <table:table-cell table:style-name="ce85" office:value-type="float" office:value="0.002" calcext:value-type="float">
            <text:p>0.0020</text:p>
          </table:table-cell>
          <table:table-cell table:style-name="ce88" office:value-type="float" office:value="2" calcext:value-type="float">
            <text:p>2</text:p>
          </table:table-cell>
          <table:table-cell table:style-name="ce89" office:value-type="float" office:value="200" calcext:value-type="float">
            <text:p>200</text:p>
          </table:table-cell>
          <table:table-cell table:style-name="ce47" office:value-type="string" calcext:value-type="string">
            <text:p>sgd</text:p>
          </table:table-cell>
          <table:table-cell table:style-name="ce90" office:value-type="float" office:value="6538283" calcext:value-type="float">
            <text:p>6538283</text:p>
          </table:table-cell>
          <table:table-cell office:value-type="float" office:value="0.640625" calcext:value-type="float">
            <text:p>0.64</text:p>
          </table:table-cell>
        </table:table-row>
        <table:table-row table:style-name="ro1">
          <table:table-cell table:style-name="ce82" office:value-type="string" calcext:value-type="string">
            <text:p>tanh</text:p>
          </table:table-cell>
          <table:table-cell table:style-name="ce86" office:value-type="float" office:value="0.0005" calcext:value-type="float">
            <text:p>0.0005</text:p>
          </table:table-cell>
          <table:table-cell table:style-name="ce88" office:value-type="float" office:value="2" calcext:value-type="float">
            <text:p>2</text:p>
          </table:table-cell>
          <table:table-cell table:style-name="ce89" office:value-type="float" office:value="800" calcext:value-type="float">
            <text:p>800</text:p>
          </table:table-cell>
          <table:table-cell table:style-name="ce48" office:value-type="string" calcext:value-type="string">
            <text:p>adam</text:p>
          </table:table-cell>
          <table:table-cell table:style-name="ce90" office:value-type="float" office:value="6912030.5" calcext:value-type="float">
            <text:p>6912030.5</text:p>
          </table:table-cell>
          <table:table-cell office:value-type="float" office:value="0.71875" calcext:value-type="float">
            <text:p>0.72</text:p>
          </table:table-cell>
        </table:table-row>
        <table:table-row table:style-name="ro1">
          <table:table-cell table:style-name="ce47" office:value-type="string" calcext:value-type="string">
            <text:p>tanh</text:p>
          </table:table-cell>
          <table:table-cell table:style-name="ce87" office:value-type="float" office:value="0.0001" calcext:value-type="float">
            <text:p>0.0001</text:p>
          </table:table-cell>
          <table:table-cell table:style-name="ce88" office:value-type="float" office:value="5" calcext:value-type="float">
            <text:p>5</text:p>
          </table:table-cell>
          <table:table-cell table:style-name="ce89" office:value-type="float" office:value="800" calcext:value-type="float">
            <text:p>800</text:p>
          </table:table-cell>
          <table:table-cell table:style-name="ce15" office:value-type="string" calcext:value-type="string">
            <text:p>lbfgs</text:p>
          </table:table-cell>
          <table:table-cell table:style-name="ce90" office:value-type="float" office:value="7014020.5" calcext:value-type="float">
            <text:p>7014020.5</text:p>
          </table:table-cell>
          <table:table-cell office:value-type="float" office:value="0.734375" calcext:value-type="float">
            <text:p>0.73</text:p>
          </table:table-cell>
        </table:table-row>
        <table:table-row table:style-name="ro1">
          <table:table-cell table:style-name="ce83" office:value-type="string" calcext:value-type="string">
            <text:p>tanh</text:p>
          </table:table-cell>
          <table:table-cell table:style-name="ce87" office:value-type="float" office:value="0.002" calcext:value-type="float">
            <text:p>0.0020</text:p>
          </table:table-cell>
          <table:table-cell table:style-name="ce88" office:value-type="float" office:value="5" calcext:value-type="float">
            <text:p>5</text:p>
          </table:table-cell>
          <table:table-cell table:style-name="ce89" office:value-type="float" office:value="400" calcext:value-type="float">
            <text:p>400</text:p>
          </table:table-cell>
          <table:table-cell table:style-name="ce15" office:value-type="string" calcext:value-type="string">
            <text:p>lbfgs</text:p>
          </table:table-cell>
          <table:table-cell table:style-name="ce90" office:value-type="float" office:value="7410472.5" calcext:value-type="float">
            <text:p>7410472.5</text:p>
          </table:table-cell>
          <table:table-cell office:value-type="float" office:value="0.765625" calcext:value-type="float">
            <text:p>0.77</text:p>
          </table:table-cell>
        </table:table-row>
        <table:table-row table:style-name="ro1">
          <table:table-cell table:style-name="ce84" office:value-type="string" calcext:value-type="string">
            <text:p>tanh</text:p>
          </table:table-cell>
          <table:table-cell table:style-name="ce87" office:value-type="float" office:value="0.002" calcext:value-type="float">
            <text:p>0.0020</text:p>
          </table:table-cell>
          <table:table-cell table:style-name="ce88" office:value-type="float" office:value="5" calcext:value-type="float">
            <text:p>5</text:p>
          </table:table-cell>
          <table:table-cell table:style-name="ce89" office:value-type="float" office:value="800" calcext:value-type="float">
            <text:p>800</text:p>
          </table:table-cell>
          <table:table-cell table:style-name="ce15" office:value-type="string" calcext:value-type="string">
            <text:p>lbfgs</text:p>
          </table:table-cell>
          <table:table-cell table:style-name="ce90" office:value-type="float" office:value="7443096" calcext:value-type="float">
            <text:p>7443096</text:p>
          </table:table-cell>
          <table:table-cell office:value-type="float" office:value="0.817708333333333" calcext:value-type="float">
            <text:p>0.82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 table:number-rows-repeated="5">
          <table:table-cell table:number-columns-repeated="5"/>
          <table:table-cell table:style-name="ce90"/>
          <table:table-cell table:style-name="Default"/>
        </table:table-row>
        <table:table-row table:style-name="ro1">
          <table:table-cell table:number-columns-repeated="5"/>
          <table:table-cell table:style-name="ce90"/>
          <table:table-cell table:style-name="Default"/>
        </table:table-row>
        <calcext:conditional-formats>
          <calcext:conditional-format calcext:target-range-address="Diabetes.G2:Diabetes.G1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C2:Diabetes.C6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D2:Diabetes.D6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B2:Diabetes.B6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A2:Diabetes.A3">
            <calcext:condition calcext:apply-style-name="Untitled1" calcext:value="=#NAME?[.$A2]" calcext:base-cell-address="Diabetes.A2"/>
            <calcext:condition calcext:apply-style-name="Untitled2" calcext:value="='relu'" calcext:base-cell-address="Diabetes.A2"/>
          </calcext:conditional-format>
          <calcext:conditional-format calcext:target-range-address="Diabetes.F17:Diabetes.F22 Diabetes.F2:Diabetes.F6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ortgage.A1:Mortgage.AMJ1048576">
          <table:sort>
            <table:sort-by table:field-number="6" table:data-type="automatic"/>
          </table:sort>
        </table:database-range>
        <table:database-range table:name="__Anonymous_Sheet_DB__1" table:target-range-address="Iris.A1:Iris.AMJ1048576">
          <table:sort>
            <table:sort-by table:field-number="6" table:data-type="automatic"/>
          </table:sort>
        </table:database-range>
        <table:database-range table:name="__Anonymous_Sheet_DB__2" table:target-range-address="Ionosphere.A1:Ionosphere.G9">
          <table:sort>
            <table:sort-by table:field-number="6" table:data-type="automatic"/>
          </table:sort>
        </table:database-range>
        <table:database-range table:name="__Anonymous_Sheet_DB__3" table:target-range-address="Glass.A1:Glass.AMJ1048576">
          <table:sort>
            <table:sort-by table:field-number="6" table:data-type="automatic"/>
          </table:sort>
        </table:database-range>
        <table:database-range table:name="__Anonymous_Sheet_DB__4" table:target-range-address="Diabetes.A1:Diabetes.AMJ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200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ff200"/>
    </style:style>
    <style:style style:name="Untitled4" style:family="table-cell" style:parent-style-name="Default">
      <style:table-cell-properties fo:background-color="#bcaed5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20:08:43.00843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01T19:19:09</meta:creation-date>
    <meta:generator>LibreOffice/6.0.7.3$Linux_X86_64 LibreOffice_project/00m0$Build-3</meta:generator>
    <dc:date>2021-01-08T20:30:43.429665242</dc:date>
    <dc:creator>Sandy Brownlee</dc:creator>
    <meta:editing-duration>PT2H37M21S</meta:editing-duration>
    <meta:editing-cycles>55</meta:editing-cycles>
    <meta:document-statistic meta:table-count="5" meta:cell-count="266" meta:object-count="0"/>
  </office:meta>
</office:document-meta>
</file>